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5-06-0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5-04-0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5-02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4-12-0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4-10-0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4-08-0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4-06-0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4-04-0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4-02-2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4-01-0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12-0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11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11-08 0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11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10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08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06-2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05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03-0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3-01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2-11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2-10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2-08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2-07-1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2-05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2-04-0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2-02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2-01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1-12-0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1-10-0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1-08-2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1-06-15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1-05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1-03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1-02-0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0-11-1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0-10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0-08-1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0-07-0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0-07-0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0-05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0-03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20-01-1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9-11-1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9-10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2424" calcext:value-type="float">
            <text:p>98.6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9-09-04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8992" calcext:value-type="float">
            <text:p>100.1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9-07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9-05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9-04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9-03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9-01-3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8-11-1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8-10-1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8-08-2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8-07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8-05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8-03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9512" calcext:value-type="float">
            <text:p>92.8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8-02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4472" calcext:value-type="float">
            <text:p>94.4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7-11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7-10-1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4808" calcext:value-type="float">
            <text:p>94.0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7-08-1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7-05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7-03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7-02-0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6-12-1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9048" calcext:value-type="float">
            <text:p>93.7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6-10-1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4664" calcext:value-type="float">
            <text:p>93.7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6-07-2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6-06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6-04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6-02-2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5-12-0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5-10-0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5-08-1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5-06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5-03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5-03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5-02-0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7712" calcext:value-type="float">
            <text:p>93.7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5-01-0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9048" calcext:value-type="float">
            <text:p>93.7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4-10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4-09-03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0656" calcext:value-type="float">
            <text:p>93.6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4-08-1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1512" calcext:value-type="float">
            <text:p>93.6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4-07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4-06-0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6648" calcext:value-type="float">
            <text:p>93.5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4-04-09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4-01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3-11-1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3-09-1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3-09-1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3-06-13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3-04-0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9176" calcext:value-type="float">
            <text:p>93.2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2-09-1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8008" calcext:value-type="float">
            <text:p>93.0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2-07-17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2-06-2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2-06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2-05-23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2-04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2-03-0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2-02-0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2-01-2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12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11-14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10-04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5232" calcext:value-type="float">
            <text:p>92.9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9-1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084" calcext:value-type="float">
            <text:p>98.1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7208" calcext:value-type="float">
            <text:p>98.0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3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0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084" calcext:value-type="float">
            <text:p>98.1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8376" calcext:value-type="float">
            <text:p>98.2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9712" calcext:value-type="float">
            <text:p>98.2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5808" calcext:value-type="float">
            <text:p>98.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4952" calcext:value-type="float">
            <text:p>98.2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4888" calcext:value-type="float">
            <text:p>98.5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0608" calcext:value-type="float">
            <text:p>98.5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0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0608" calcext:value-type="float">
            <text:p>98.5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9272" calcext:value-type="float">
            <text:p>98.5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2488" calcext:value-type="float">
            <text:p>98.3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5808" calcext:value-type="float">
            <text:p>98.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9712" calcext:value-type="float">
            <text:p>98.2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9064" calcext:value-type="float">
            <text:p>98.4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516" calcext:value-type="float">
            <text:p>98.4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7352" calcext:value-type="float">
            <text:p>98.4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1632" calcext:value-type="float">
            <text:p>98.4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2656" calcext:value-type="float">
            <text:p>98.2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8432" calcext:value-type="float">
            <text:p>95.6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3232" calcext:value-type="float">
            <text:p>92.1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808" calcext:value-type="float">
            <text:p>91.4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7744" calcext:value-type="float">
            <text:p>91.6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5552" calcext:value-type="float">
            <text:p>91.6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4216" calcext:value-type="float">
            <text:p>91.6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8976" calcext:value-type="float">
            <text:p>91.6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8976" calcext:value-type="float">
            <text:p>91.6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1168" calcext:value-type="float">
            <text:p>91.6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3528" calcext:value-type="float">
            <text:p>91.4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0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0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4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9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5568" calcext:value-type="float">
            <text:p>96.3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4648" calcext:value-type="float">
            <text:p>96.6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3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2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9-0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8008" calcext:value-type="float">
            <text:p>96.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3144" calcext:value-type="float">
            <text:p>96.7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5712" calcext:value-type="float">
            <text:p>96.7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828" calcext:value-type="float">
            <text:p>96.7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9408" calcext:value-type="float">
            <text:p>96.6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9408" calcext:value-type="float">
            <text:p>96.6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6736" calcext:value-type="float">
            <text:p>96.5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7592" calcext:value-type="float">
            <text:p>96.5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9096" calcext:value-type="float">
            <text:p>96.3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4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5592" calcext:value-type="float">
            <text:p>95.7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5592" calcext:value-type="float">
            <text:p>95.7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9848" calcext:value-type="float">
            <text:p>96.3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9096" calcext:value-type="float">
            <text:p>96.3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9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3144" calcext:value-type="float">
            <text:p>96.7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4312" calcext:value-type="float">
            <text:p>96.9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1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6576" calcext:value-type="float">
            <text:p>99.0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0808" calcext:value-type="float">
            <text:p>100.1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9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5336" calcext:value-type="float">
            <text:p>100.6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064" calcext:value-type="float">
            <text:p>100.7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308" calcext:value-type="float">
            <text:p>100.8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5856" calcext:value-type="float">
            <text:p>100.9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2912" calcext:value-type="float">
            <text:p>101.0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4728" calcext:value-type="float">
            <text:p>101.0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836" calcext:value-type="float">
            <text:p>101.1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416" calcext:value-type="float">
            <text:p>101.2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5896" calcext:value-type="float">
            <text:p>101.2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1136" calcext:value-type="float">
            <text:p>101.2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9424" calcext:value-type="float">
            <text:p>101.3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5144" calcext:value-type="float">
            <text:p>101.3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172" calcext:value-type="float">
            <text:p>101.3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9152" calcext:value-type="float">
            <text:p>101.4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8296" calcext:value-type="float">
            <text:p>101.4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8296" calcext:value-type="float">
            <text:p>101.4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3912" calcext:value-type="float">
            <text:p>101.4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0384" calcext:value-type="float">
            <text:p>101.3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5144" calcext:value-type="float">
            <text:p>101.3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4288" calcext:value-type="float">
            <text:p>101.3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5144" calcext:value-type="float">
            <text:p>101.3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10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2952" calcext:value-type="float">
            <text:p>101.3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8568" calcext:value-type="float">
            <text:p>101.3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2472" calcext:value-type="float">
            <text:p>101.3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6376" calcext:value-type="float">
            <text:p>101.3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2472" calcext:value-type="float">
            <text:p>101.3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9424" calcext:value-type="float">
            <text:p>101.3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2848" calcext:value-type="float">
            <text:p>101.2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7608" calcext:value-type="float">
            <text:p>101.2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416" calcext:value-type="float">
            <text:p>101.2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9696" calcext:value-type="float">
            <text:p>101.1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1408" calcext:value-type="float">
            <text:p>101.1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072" calcext:value-type="float">
            <text:p>101.1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308" calcext:value-type="float">
            <text:p>100.8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8112" calcext:value-type="float">
            <text:p>100.7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4856" calcext:value-type="float">
            <text:p>100.5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7216" calcext:value-type="float">
            <text:p>100.4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688" calcext:value-type="float">
            <text:p>100.3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2352" calcext:value-type="float">
            <text:p>100.3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3856" calcext:value-type="float">
            <text:p>100.1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3752" calcext:value-type="float">
            <text:p>100.1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2688" calcext:value-type="float">
            <text:p>99.9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0768" calcext:value-type="float">
            <text:p>99.8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3984" calcext:value-type="float">
            <text:p>99.6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2504" calcext:value-type="float">
            <text:p>99.2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3424" calcext:value-type="float">
            <text:p>99.0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016" calcext:value-type="float">
            <text:p>98.8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952" calcext:value-type="float">
            <text:p>98.6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0608" calcext:value-type="float">
            <text:p>98.5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208" calcext:value-type="float">
            <text:p>98.4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4952" calcext:value-type="float">
            <text:p>98.2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3848" calcext:value-type="float">
            <text:p>97.8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6752" calcext:value-type="float">
            <text:p>97.4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5792" calcext:value-type="float">
            <text:p>97.3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0552" calcext:value-type="float">
            <text:p>97.3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3872" calcext:value-type="float">
            <text:p>97.2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1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6376" calcext:value-type="float">
            <text:p>97.4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7712" calcext:value-type="float">
            <text:p>97.5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1448" calcext:value-type="float">
            <text:p>97.6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2656" calcext:value-type="float">
            <text:p>98.2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5808" calcext:value-type="float">
            <text:p>98.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0776" calcext:value-type="float">
            <text:p>98.4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1256" calcext:value-type="float">
            <text:p>98.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2-1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06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7-04-2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6-10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6-06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6-05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6-03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5-12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5-09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5-05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4-12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896" calcext:value-type="float">
            <text:p>92.5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4-11-1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1048" calcext:value-type="float">
            <text:p>94.4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4-09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316" calcext:value-type="float">
            <text:p>101.4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30117054902</text:p>
          </table:table-cell>
          <table:table-cell office:value-type="string" calcext:value-type="string">
            <text:p>002S002W04L003S</text:p>
          </table:table-cell>
          <table:table-cell office:value-type="string" calcext:value-type="string">
            <text:p>2004-08-1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18" meta:object-count="0"/>
    <meta:user-defined meta:name="AppVersion">3.0</meta:user-defined>
  </office:meta>
</office:document-meta>
</file>